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150.4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96.01pt"/>
    </style:style>
    <style:style style:name="co9" style:family="table-column">
      <style:table-column-properties fo:break-before="auto" style:column-width="119.34pt"/>
    </style:style>
    <style:style style:name="co10" style:family="table-column">
      <style:table-column-properties fo:break-before="auto" style:column-width="12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aa61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1c368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105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7a19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ed1c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b64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bcaed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ext-properties fo:color="#c3831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number-columns-repeated="2" table:default-cell-style-name="ce21"/>
        <table:table-column table:style-name="co5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4" office:value-type="string" calcext:value-type="string" table:number-columns-spanned="4" table:number-rows-spanned="1">
            <text:p>P9</text:p>
          </table:table-cell>
          <table:covered-table-cell table:number-columns-repeated="2" table:style-name="ce54"/>
          <table:covered-table-cell table:style-name="ce80"/>
          <table:table-cell table:style-name="ce80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54" office:value-type="string" calcext:value-type="string" table:number-columns-spanned="4" table:number-rows-spanned="1">
            <text:p>P8</text:p>
          </table:table-cell>
          <table:covered-table-cell table:number-columns-repeated="2" table:style-name="ce54"/>
          <table:covered-table-cell table:style-name="ce80"/>
          <table:table-cell table:style-name="ce80"/>
          <table:table-cell/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59" table:number-columns-repeated="2"/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1" table:number-columns-repeated="2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72" office:value-type="string" calcext:value-type="string">
            <text:p>PTF GND</text:p>
          </table:table-cell>
          <table:table-cell table:style-name="ce5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59"/>
          <table:table-cell table:style-name="ce72" office:value-type="string" calcext:value-type="string">
            <text:p>PTF 3V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59"/>
          <table:table-cell table:style-name="ce72" office:value-type="string" calcext:value-type="string">
            <text:p>PTF 5V0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59" table:number-columns-repeated="2"/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59"/>
          <table:table-cell table:style-name="ce84" office:value-type="string" calcext:value-type="string">
            <text:p>DISPLAY D5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59" table:number-columns-repeated="2"/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84" office:value-type="string" calcext:value-type="string">
            <text:p>DISPLAY D7</text:p>
          </table:table-cell>
          <table:table-cell table:style-name="ce84" office:value-type="string" calcext:value-type="string">
            <text:p>DISPLAY D6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62" office:value-type="string" calcext:value-type="string">
            <text:p>GPS TX</text:p>
          </table:table-cell>
          <table:table-cell table:style-name="ce59"/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C3:.C25]" office:value-type="string" office:string-value="GPIO_30" calcext:value-type="string">
            <text:p>GPIO_30</text:p>
          </table:table-cell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84" office:value-type="string" calcext:value-type="string">
            <text:p>DISPLAY D4</text:p>
          </table:table-cell>
          <table:table-cell table:style-name="ce84" office:value-type="string" calcext:value-type="string">
            <text:p>DISPLAY ENABLE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59" table:number-columns-repeated="2"/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/>
          <table:table-cell table:style-name="ce1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84" office:value-type="string" calcext:value-type="string">
            <text:p>DISPLAY RS</text:p>
          </table:table-cell>
          <table:table-cell table:style-name="ce59" office:value-type="string" calcext:value-type="string">
            <text:p>PCB0 LED RED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59" table:number-columns-repeated="2"/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/>
          <table:table-cell table:style-name="ce1" table:number-columns-repeated="2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65" office:value-type="string" calcext:value-type="string">
            <text:p>ADC RDY</text:p>
          </table:table-cell>
          <table:table-cell table:style-name="ce59" office:value-type="string" calcext:value-type="string">
            <text:p>PCB0 LED GREEN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63" table:number-columns-repeated="2"/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/>
          <table:table-cell table:style-name="ce1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59" office:value-type="string" calcext:value-type="string">
            <text:p>PCB0 PIN</text:p>
          </table:table-cell>
          <table:table-cell table:style-name="ce59" office:value-type="string" calcext:value-type="string">
            <text:p>PCB0 SWITCH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64" office:value-type="string" calcext:value-type="string">
            <text:p>PTF SCL</text:p>
          </table:table-cell>
          <table:table-cell table:style-name="ce64" office:value-type="string" calcext:value-type="string">
            <text:p>PTF SDA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/>
          <table:table-cell table:style-name="ce1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table:style-name="ce59"/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70" office:value-type="string" calcext:value-type="string">
            <text:p>AVR TX</text:p>
          </table:table-cell>
          <table:table-cell table:style-name="ce70" office:value-type="string" calcext:value-type="string">
            <text:p>AVR RX</text:p>
          </table:table-cell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/>
          <table:table-cell table:style-name="ce1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59" table:number-columns-repeated="2"/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70" office:value-type="string" calcext:value-type="string">
            <text:p>AVR RST</text:p>
          </table:table-cell>
          <table:table-cell table:style-name="ce66" office:value-type="string" calcext:value-type="string">
            <text:p>ESP32 RX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/>
          <table:table-cell table:style-name="ce1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59" table:number-columns-repeated="2"/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59"/>
          <table:table-cell table:style-name="ce66" office:value-type="string" calcext:value-type="string">
            <text:p>ESP32 TX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/>
          <table:table-cell table:style-name="ce1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59" table:number-columns-repeated="2"/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59"/>
          <table:table-cell table:style-name="ce65" office:value-type="string" calcext:value-type="string">
            <text:p>PTF SPI1 CS0</text:p>
          </table:table-cell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59" table:number-columns-repeated="2"/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 table:style-name="ce3"/>
          <table:table-cell table:style-name="ce39" office:value-type="string" calcext:value-type="string">
            <text:p>LCD_PCKL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65" office:value-type="string" calcext:value-type="string">
            <text:p>PTF SPI1 D0(MISO)</text:p>
          </table:table-cell>
          <table:table-cell table:style-name="ce65" office:value-type="string" calcext:value-type="string">
            <text:p>PTF SPI1 D1(MOSI)</text:p>
          </table:table-cell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59" table:number-columns-repeated="2"/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 table:style-name="ce3"/>
          <table:table-cell table:style-name="ce39" office:value-type="string" calcext:value-type="string">
            <text:p>LCD_AC_BIAS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65" office:value-type="string" calcext:value-type="string">
            <text:p>PTF SPI1 SCLK</text:p>
          </table:table-cell>
          <table:table-cell table:style-name="ce61"/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2"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9" table:number-columns-repeated="2"/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59" table:number-columns-repeated="2"/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2"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59" table:number-columns-repeated="2"/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59" table:number-columns-repeated="2"/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2"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59" table:number-columns-repeated="2"/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59" table:number-columns-repeated="2"/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2"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2"/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59" table:number-columns-repeated="2"/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2"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70"/>
          <table:table-cell/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 table:style-name="ce3"/>
          <table:table-cell table:style-name="ce39" office:value-type="string" calcext:value-type="string">
            <text:p>LCD_DATA7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59" table:number-columns-repeated="2"/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2"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59" table:number-columns-repeated="2"/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 table:style-name="ce3"/>
          <table:table-cell table:style-name="ce39" office:value-type="string" calcext:value-type="string">
            <text:p>LCD_DATA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59" table:number-columns-repeated="2"/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59" table:number-columns-repeated="2"/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 table:style-name="ce3"/>
          <table:table-cell table:style-name="ce39" office:value-type="string" calcext:value-type="string">
            <text:p>LCD_DATA3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59" table:number-columns-repeated="2"/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59" table:number-columns-repeated="2"/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-1</text:p>
          </table:table-cell>
          <table:table-cell office:value-type="string" calcext:value-type="string">
            <text:p>BeagleBoneBlack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0</text:p>
          </table:table-cell>
          <table:table-cell office:value-type="string" calcext:value-type="string">
            <text:p>DCDC</text:p>
          </table:table-cell>
          <table:table-cell table:number-columns-repeated="3"/>
          <table:table-cell table:style-name="ce72" office:value-type="string" calcext:value-type="string">
            <text:p>PTF PWR/G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5V -&gt; BBB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10V -&gt; MEM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1</text:p>
          </table:table-cell>
          <table:table-cell office:value-type="string" calcext:value-type="string">
            <text:p>LED_SWITCH_PIN</text:p>
          </table:table-cell>
          <table:table-cell table:number-columns-repeated="3"/>
          <table:table-cell table:style-name="ce59" office:value-type="string" calcext:value-type="string">
            <text:p>PCB0 GPI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2</text:p>
          </table:table-cell>
          <table:table-cell office:value-type="string" calcext:value-type="string">
            <text:p>OL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SSD1306 (sbc oled01 joyit)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/dev/i2c-2 0x3c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3</text:p>
          </table:table-cell>
          <table:table-cell office:value-type="string" calcext:value-type="string">
            <text:p>GP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4, uart4</text:p>
          </table:table-cell>
          <table:table-cell table:number-columns-repeated="3"/>
          <table:table-cell table:style-name="ce62" office:value-type="string" calcext:value-type="string">
            <text:p>GPS UART4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RST</text:p>
          </table:table-cell>
          <table:table-cell table:number-columns-repeated="3"/>
          <table:table-cell table:style-name="ce76" office:value-type="string" calcext:value-type="string">
            <text:p>PCB11 PORT EXPANDER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4</text:p>
          </table:table-cell>
          <table:table-cell office:value-type="string" calcext:value-type="string">
            <text:p>AD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ads101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i2c-2, 0x48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eady P8_15</text:p>
          </table:table-cell>
          <table:table-cell table:number-columns-repeated="3"/>
          <table:table-cell table:style-name="ce65" office:value-type="string" calcext:value-type="string">
            <text:p>ADC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5</text:p>
          </table:table-cell>
          <table:table-cell office:value-type="string" calcext:value-type="string">
            <text:p>ACCELEROMETER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ADI MEMS</text:p>
          </table:table-cell>
          <table:table-cell table:number-columns-repeated="1022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6</text:p>
          </table:table-cell>
          <table:table-cell office:value-type="string" calcext:value-type="string">
            <text:p>DISPLAY 20x4</text:p>
          </table:table-cell>
          <table:table-cell table:number-columns-repeated="3"/>
          <table:table-cell table:style-name="ce84" office:value-type="string" calcext:value-type="string">
            <text:p>DISPLAY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7</text:p>
          </table:table-cell>
          <table:table-cell office:value-type="string" calcext:value-type="string">
            <text:p>FTDI I/O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esp32 tx/rx</text:p>
          </table:table-cell>
          <table:table-cell table:number-columns-repeated="3"/>
          <table:table-cell table:style-name="ce17" office:value-type="string" calcext:value-type="string">
            <text:p>PCB13 ESP32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8</text:p>
          </table:table-cell>
          <table:table-cell office:value-type="string" calcext:value-type="string">
            <text:p>AVR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5, uart5</text:p>
          </table:table-cell>
          <table:table-cell table:number-columns-repeated="3"/>
          <table:table-cell table:style-name="ce70" office:value-type="string" calcext:value-type="string">
            <text:p>AVR UART5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ST</text:p>
          </table:table-cell>
          <table:table-cell table:number-columns-repeated="3"/>
          <table:table-cell table:style-name="ce70" office:value-type="string" calcext:value-type="string">
            <text:p>AVR GPIO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flash i/o</text:p>
          </table:table-cell>
          <table:table-cell table:number-columns-repeated="3"/>
          <table:table-cell table:style-name="ce17" office:value-type="string" calcext:value-type="string">
            <text:p>PCB-1 BBB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 office:value-type="string" calcext:value-type="string">
            <text:p>PCB9</text:p>
          </table:table-cell>
          <table:table-cell office:value-type="string" calcext:value-type="string">
            <text:p>FTDI debug console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/dev/con, uart0</text:p>
          </table:table-cell>
          <table:table-cell table:number-columns-repeated="3"/>
          <table:table-cell table:style-name="ce17" office:value-type="string" calcext:value-type="string">
            <text:p>PCB-1 BB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0</text:p>
          </table:table-cell>
          <table:table-cell office:value-type="string" calcext:value-type="string">
            <text:p>USBas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b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1</text:p>
          </table:table-cell>
          <table:table-cell office:value-type="string" calcext:value-type="string">
            <text:p>PORT EXPANDER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PCF8574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ESP32-RST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ESP32-IO0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GPS-RST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i2c-2 0x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2</text:p>
          </table:table-cell>
          <table:table-cell office:value-type="string" calcext:value-type="string">
            <text:p>POWERSHARE</text:p>
          </table:table-cell>
          <table:table-cell table:number-columns-repeated="3"/>
          <table:table-cell table:style-name="ce72" office:value-type="string" calcext:value-type="string">
            <text:p>PTF PWR/GND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5V, 3V3</text:p>
          </table:table-cell>
          <table:table-cell table:number-columns-repeated="1022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13</text:p>
          </table:table-cell>
          <table:table-cell office:value-type="string" calcext:value-type="string">
            <text:p>ESP32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/dev/ttyS1, uart1</text:p>
          </table:table-cell>
          <table:table-cell table:number-columns-repeated="3"/>
          <table:table-cell table:style-name="ce66" office:value-type="string" calcext:value-type="string">
            <text:p>ESP32 UART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76" office:value-type="string" calcext:value-type="string">
            <text:p>PCB11 PORT EXPAN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0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76" office:value-type="string" calcext:value-type="string">
            <text:p>PCB11 PORT EXPANDER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6:15:16.60813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meta:creation-date>2013-12-28T19:10:00</meta:creation-date>
    <dc:date>2024-01-24T22:45:01.969096060</dc:date>
    <meta:generator>LibreOffice/6.0.7.3$Linux_X86_64 LibreOffice_project/00m0$Build-3</meta:generator>
    <meta:editing-duration>P7DT50M54S</meta:editing-duration>
    <meta:editing-cycles>21</meta:editing-cycles>
    <meta:document-statistic meta:table-count="1" meta:cell-count="4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